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c7a1" officeooo:paragraph-rsid="001ec7a1"/>
    </style:style>
    <style:style style:name="P2" style:family="paragraph" style:parent-style-name="Standard">
      <style:text-properties officeooo:rsid="001ec7a1" officeooo:paragraph-rsid="001ec7a1"/>
    </style:style>
    <style:style style:name="P3" style:family="paragraph" style:parent-style-name="Text_20_body">
      <style:text-properties fo:font-size="10pt" officeooo:rsid="001ec7a1" officeooo:paragraph-rsid="001ec7a1" style:font-size-asian="10pt" style:font-size-complex="10pt"/>
    </style:style>
    <style:style style:name="P4" style:family="paragraph" style:parent-style-name="Text_20_body">
      <style:paragraph-properties fo:margin-top="0cm" fo:margin-bottom="0.247cm" loext:contextual-spacing="false" fo:line-height="100%" fo:text-align="start" style:justify-single-word="false" fo:orphans="0" fo:widows="0" fo:background-color="transparent">
        <style:background-image/>
      </style:paragraph-properties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has a non ASCII name</text:p>
      <text:p text:style-name="P1"/>
      <text:p text:style-name="P3">Copyright © 2016 LINAGORA </text:p>
      <text:p text:style-name="P4"><text:a xlink:type="simple" xlink:href="https://www.gnu.org/licenses/fdl-1.3.fr.html" text:style-name="Internet_20_link" text:visited-style-name="Visited_20_Internet_20_Link"><text:span text:style-name="T1">CC BY-SA, GNU FDL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Royet</meta:initial-creator>
    <meta:creation-date>2016-08-23T10:50:11.875549608</meta:creation-date>
    <dc:date>2016-08-24T17:39:00.873971771</dc:date>
    <dc:creator>Laura Royet</dc:creator>
    <meta:editing-duration>PT1H22M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5" meta:character-count="73" meta:non-whitespace-character-count="60"/>
  </office:meta>
</office:document-meta>
</file>